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ntarell" svg:font-family="Cantarell" style:font-pitch="variable"/>
    <style:font-face style:name="Ubuntu Light" svg:font-family="'Ubuntu Light'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458in" fo:margin-left="-0.0785in" fo:margin-top="0in" fo:margin-bottom="0in" table:align="left" style:writing-mode="lr-tb"/>
    </style:style>
    <style:style style:name="Table1.A" style:family="table-column">
      <style:table-column-properties style:column-width="1.1375in"/>
    </style:style>
    <style:style style:name="Table1.B" style:family="table-column">
      <style:table-column-properties style:column-width="0.0424in"/>
    </style:style>
    <style:style style:name="Table1.C" style:family="table-column">
      <style:table-column-properties style:column-width="0.4569in"/>
    </style:style>
    <style:style style:name="Table1.D" style:family="table-column">
      <style:table-column-properties style:column-width="0.4313in"/>
    </style:style>
    <style:style style:name="Table1.E" style:family="table-column">
      <style:table-column-properties style:column-width="0.1931in"/>
    </style:style>
    <style:style style:name="Table1.F" style:family="table-column">
      <style:table-column-properties style:column-width="0.0389in"/>
    </style:style>
    <style:style style:name="Table1.G" style:family="table-column">
      <style:table-column-properties style:column-width="0.0785in"/>
    </style:style>
    <style:style style:name="Table1.H" style:family="table-column">
      <style:table-column-properties style:column-width="0.1597in"/>
    </style:style>
    <style:style style:name="Table1.I" style:family="table-column">
      <style:table-column-properties style:column-width="0.3486in"/>
    </style:style>
    <style:style style:name="Table1.J" style:family="table-column">
      <style:table-column-properties style:column-width="0.4049in"/>
    </style:style>
    <style:style style:name="Table1.K" style:family="table-column">
      <style:table-column-properties style:column-width="0.3382in"/>
    </style:style>
    <style:style style:name="Table1.L" style:family="table-column">
      <style:table-column-properties style:column-width="0.0201in"/>
    </style:style>
    <style:style style:name="Table1.M" style:family="table-column">
      <style:table-column-properties style:column-width="0.1104in"/>
    </style:style>
    <style:style style:name="Table1.N" style:family="table-column">
      <style:table-column-properties style:column-width="0.3757in"/>
    </style:style>
    <style:style style:name="Table1.O" style:family="table-column">
      <style:table-column-properties style:column-width="0.066in"/>
    </style:style>
    <style:style style:name="Table1.P" style:family="table-column">
      <style:table-column-properties style:column-width="0.2979in"/>
    </style:style>
    <style:style style:name="Table1.Q" style:family="table-column">
      <style:table-column-properties style:column-width="0.3854in"/>
    </style:style>
    <style:style style:name="Table1.R" style:family="table-column">
      <style:table-column-properties style:column-width="0.2021in"/>
    </style:style>
    <style:style style:name="Table1.S" style:family="table-column">
      <style:table-column-properties style:column-width="0.5479in"/>
    </style:style>
    <style:style style:name="Table1.T" style:family="table-column">
      <style:table-column-properties style:column-width="0.2604in"/>
    </style:style>
    <style:style style:name="Table1.U" style:family="table-column">
      <style:table-column-properties style:column-width="0.3014in"/>
    </style:style>
    <style:style style:name="Table1.V" style:family="table-column">
      <style:table-column-properties style:column-width="0.1889in"/>
    </style:style>
    <style:style style:name="Table1.W" style:family="table-column">
      <style:table-column-properties style:column-width="1.1556in"/>
    </style:style>
    <style:style style:name="Table1.X" style:family="table-column">
      <style:table-column-properties style:column-width="0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none" fo:border-top="none" fo:border-bottom="0.5pt solid #00000a"/>
    </style:style>
    <style:style style:name="Table1.I1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1.O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0.2931in" fo:keep-together="auto"/>
    </style:style>
    <style:style style:name="Table1.4" style:family="table-row">
      <style:table-row-properties style:min-row-height="0.5569in" fo:keep-together="auto"/>
    </style:style>
    <style:style style:name="Table1.5" style:family="table-row">
      <style:table-row-properties style:min-row-height="0.7319in" fo:keep-together="auto"/>
    </style:style>
    <style:style style:name="Table1.G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.6" style:family="table-row">
      <style:table-row-properties style:min-row-height="0.3806in" fo:keep-together="auto"/>
    </style:style>
    <style:style style:name="Table1.7" style:family="table-row">
      <style:table-row-properties style:min-row-height="0.5104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variant="small-caps" style:font-name="Cantarell" fo:font-size="8pt" style:font-size-asian="8pt" style:font-size-complex="9pt"/>
    </style:style>
    <style:style style:name="P4" style:family="paragraph" style:parent-style-name="Standard">
      <style:paragraph-properties fo:margin-top="0in" fo:margin-bottom="0in" fo:line-height="100%"/>
      <style:text-properties fo:font-variant="small-caps" fo:color="#000000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font-variant="small-caps" fo:font-size="9pt" style:font-size-asian="9pt" style:font-size-complex="9pt"/>
    </style:style>
    <style:style style:name="P6" style:family="paragraph" style:parent-style-name="Standard">
      <style:paragraph-properties fo:margin-top="0in" fo:margin-bottom="0in" fo:line-height="100%"/>
      <style:text-properties style:font-name="Ubuntu Light" fo:font-size="9pt" style:font-size-asian="9pt" style:font-size-complex="9pt"/>
    </style:style>
    <style:style style:name="P7" style:family="paragraph" style:parent-style-name="Standard">
      <style:paragraph-properties fo:margin-top="0in" fo:margin-bottom="0in" fo:line-height="100%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in" fo:margin-bottom="0in" fo:line-height="100%"/>
      <style:text-properties fo:font-size="8pt" style:font-size-asian="8pt" style:font-size-complex="8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small-caps" style:font-name="Cantarell" fo:font-size="8pt" fo:font-weight="normal" style:font-size-asian="8pt" style:font-weight-asian="normal" style:font-weight-complex="normal"/>
    </style:style>
    <style:style style:name="T3" style:family="text">
      <style:text-properties fo:font-variant="small-caps" fo:color="#000000" style:font-name="Cantarell" fo:font-size="9pt" fo:font-weight="bold" style:font-size-asian="9pt" style:font-weight-asian="bold" style:font-size-complex="9pt" style:font-weight-complex="bold"/>
    </style:style>
    <style:style style:name="T4" style:family="text">
      <style:text-properties fo:font-variant="small-caps" fo:color="#000000" fo:font-weight="bold" style:font-weight-asian="bold" style:font-weight-complex="bold"/>
    </style:style>
    <style:style style:name="T5" style:family="text">
      <style:text-properties fo:font-variant="small-caps" fo:color="#000000" fo:font-weight="normal" style:font-weight-asian="normal" style:font-weight-complex="normal"/>
    </style:style>
    <style:style style:name="T6" style:family="text">
      <style:text-properties fo:font-variant="small-caps" fo:color="#000080"/>
    </style:style>
    <style:style style:name="T7" style:family="text">
      <style:text-properties fo:font-variant="small-caps" fo:color="#000080" fo:font-weight="bold" style:font-weight-asian="bold" style:font-weight-complex="bold"/>
    </style:style>
    <style:style style:name="T8" style:family="text">
      <style:text-properties style:font-name="Cantarell"/>
    </style:style>
    <style:style style:name="T9" style:family="text">
      <style:text-properties fo:color="#000000"/>
    </style:style>
    <style:style style:name="T10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HOSPITAL MEDICAL RECORD SYSTEM</text:p>
      <text:p text:style-name="P1">FACE SHEET</text:p>
      <text:p text:style-name="P1"><text:span text:style-name="T8"><text:placeholder text:placeholder-type="text">&lt;for each="patient in objects"&gt;</text:placeholder></text:span><text:tab/> <text:s text:c="8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V"/>
        <table:table-column table:style-name="Table1.W"/>
        <table:table-column table:style-name="Table1.X" table:number-columns-repeated="2"/>
        <table:table-row table:style-name="Table1.1"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O1" table:number-columns-spanned="11" office:value-type="string">
            <text:p text:style-name="P8"><text:span text:style-name="T1">UniversalPatient Code:</text:span><text:span text:style-name="T2"><text:placeholder text:placeholder-type="text">&lt;patient.name.re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O1" table:number-columns-spanned="7" office:value-type="string">
            <text:p text:style-name="P7">Last name:<text:span text:style-name="T3"><text:placeholder text:placeholder-type="text">&lt;patient.lastname&gt;</text:placeholder>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rows-spanned="2" table:number-columns-spanned="3" office:value-type="string">
            <text:p text:style-name="P7">First</text:p>
            <text:p text:style-name="P5"><text:placeholder text:placeholder-type="text">&lt;patient.name.firstname&gt;</text:placeholder></text:p>
          </table:table-cell>
          <table:covered-table-cell/>
          <table:covered-table-cell/>
          <table:table-cell table:style-name="Table1.O1" table:number-rows-spanned="2" table:number-columns-spanned="5" office:value-type="string">
            <text:p text:style-name="P7">Middle:</text:p>
            <text:p text:style-name="P7"><text:placeholder text:placeholder-type="text">&lt;patient.name.middlename&gt;</text:placeholder></text:p>
          </table:table-cell>
          <table:covered-table-cell/>
          <table:covered-table-cell/>
          <table:covered-table-cell/>
          <table:covered-table-cell/>
          <table:table-cell table:style-name="Table1.O1" table:number-rows-spanned="2" table:number-columns-spanned="3" office:value-type="string">
            <text:p text:style-name="P7">Pet name:</text:p>
            <text:p text:style-name="P5"><text:placeholder text:placeholder-type="text">&lt;patient.name.alias&gt;</text:placeholder></text:p>
          </table:table-cell>
          <table:covered-table-cell/>
          <table:covered-table-cell/>
          <table:table-cell table:style-name="Table1.O1" table:number-rows-spanned="2" table:number-columns-spanned="2" office:value-type="string">
            <text:p text:style-name="P7">Ward</text:p>
          </table:table-cell>
          <table:covered-table-cell/>
          <table:table-cell table:style-name="Table1.O1" table:number-rows-spanned="2" table:number-columns-spanned="5" office:value-type="string">
            <text:p text:style-name="P7">Medical Record No.: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O1" table:number-columns-spanned="7" office:value-type="string">
            <text:p text:style-name="P7">Maiden name: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O1" table:number-rows-spanned="2" table:number-columns-spanned="6" office:value-type="string">
            <text:p text:style-name="P7">Address: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Tel. No.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O1" table:number-columns-spanned="5" office:value-type="string">
            <text:p text:style-name="P7">Parish:</text:p>
          </table:table-cell>
          <table:covered-table-cell/>
          <table:covered-table-cell/>
          <table:covered-table-cell/>
          <table:covered-table-cell/>
          <table:table-cell table:style-name="Table1.O1" table:number-rows-spanned="2" office:value-type="string">
            <text:p text:style-name="P7"/>
          </table:table-cell>
          <table:table-cell table:style-name="Table1.O1" table:number-columns-spanned="11" office:value-type="string">
            <text:p text:style-name="P6"><text:span text:style-name="T9">Gender: </text:span><text:span text:style-name="T10"><text:placeholder text:placeholder-type="text">&lt;if test="patient.sex == 'f'"&gt;</text:placeholder></text:span><text:span text:style-name="T10"> </text:span><text:span text:style-name="T9">Female</text:span><text:span text:style-name="T10"><text:placeholder text:placeholder-type="text">&lt;/if&gt;</text:placeholder></text:span><text:span text:style-name="T10"> </text:span><text:span text:style-name="T10"><text:placeholder text:placeholder-type="text">&lt;if test="patient.sex == 'm'"&gt;</text:placeholder></text:span><text:span text:style-name="T10"> </text:span><text:span text:style-name="T9">Male</text:span><text:span text:style-name="T6"><text:placeholder text:placeholder-type="text">&lt;/if&gt;</text:placeholder></text:span><text:span text:style-name="T6"> <text:s/></text:span><text:span text:style-name="T6"><text:placeholder text:placeholder-type="text">&lt;if test="patient.sex == 'unk'"&gt;</text:placeholder></text:span><text:span text:style-name="T7"> </text:span><text:span text:style-name="T5">Unknown</text:span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rows-spanned="2" office:value-type="string">
            <text:p text:style-name="P4"/>
          </table:table-cell>
          <table:table-cell table:style-name="Table1.O1" table:number-rows-spanned="2" office:value-type="string">
            <text:p text:style-name="P7"/>
          </table:table-cell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5" table:number-columns-spanned="5" office:value-type="string">
            <text:p text:style-name="P7">Landmar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" table:number-columns-spanned="11" office:value-type="string">
            <text:p text:style-name="P6">Union Status: <text:span text:style-name="T4"><text:placeholder text:placeholder-type="text">&lt;if test="patient.marital_status=='m'"&gt;</text:placeholder></text:span><text:span text:style-name="T4"> </text:span><text:span text:style-name="T4">Married </text:span><text:span text:style-name="T4"><text:placeholder text:placeholder-type="text">&lt;/if&gt;</text:placeholder></text:span><text:span text:style-name="T4"><text:placeholder text:placeholder-type="text">&lt;if test="patient.marital_status=='x'"&gt;</text:placeholder></text:span><text:span text:style-name="T4"> <text:s/>Separated </text:span><text:span text:style-name="T4"><text:placeholder text:placeholder-type="text">&lt;/if&gt;</text:placeholder></text:span><text:span text:style-name="T4"><text:placeholder text:placeholder-type="text">&lt;if test="patient.marital_status=='s'"&gt;</text:placeholder></text:span><text:span text:style-name="T4"> <text:s/>S</text:span><text:span text:style-name="T4">ingle</text:span><text:span text:style-name="T4"><text:placeholder text:placeholder-type="text">&lt;/if&gt;</text:placeholder></text:span><text:span text:style-name="T4"><text:placeholder text:placeholder-type="text">&lt;if test="patient.marital_status=='d'"&gt;</text:placeholder></text:span><text:span text:style-name="T4"> <text:s/></text:span><text:span text:style-name="T4">Divorced</text:span><text:span text:style-name="T4"><text:placeholder text:placeholder-type="text">&lt;/if&gt;</text:placeholder></text:span><text:span text:style-name="T4"><text:placeholder text:placeholder-type="text">&lt;if test="patient.marital_status=='w'"&gt;</text:placeholder></text:span><text:span text:style-name="T4"> <text:s/></text:span><text:span text:style-name="T4">widowed</text:span><text:span text:style-name="T4"><text:placeholder text:placeholder-type="text">&lt;/if&gt;</text:placeholder></text:span><text:span text:style-name="T4"> </text:span><text:span text:style-name="T4"><text:placeholder text:placeholder-type="text">&lt;if test="patient.marital_status=='c'"&gt;</text:placeholder></text:span><text:span text:style-name="T4"> <text:s/></text:span><text:span text:style-name="T4">Common Law</text:span><text:span text:style-name="T4"><text:placeholder text:placeholder-type="text">&lt;/if&gt;</text:placeholder></text:span><text:span text:style-name="T4"> </text:span><text:span text:style-name="T4"><text:placeholder text:placeholder-type="text">&lt;if test="patient.marital_status=='v'"&gt;</text:placeholder></text:span><text:span text:style-name="T4"> <text:s/></text:span><text:span text:style-name="T4">Visiting</text:span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O1" office:value-type="string">
            <text:p text:style-name="P7">Birth Date:</text:p>
            <text:p text:style-name="P7"><text:placeholder text:placeholder-type="text">&lt;patient.dob&gt;</text:placeholder></text:p>
          </table:table-cell>
          <table:table-cell table:style-name="Table1.O1" table:number-rows-spanned="2" table:number-columns-spanned="6" office:value-type="string">
            <text:p text:style-name="P7">Birth Place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O1" table:number-rows-spanned="2" table:number-columns-spanned="6" office:value-type="string">
            <text:p text:style-name="P7">Relig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O1" table:number-rows-spanned="2" table:number-columns-spanned="4" office:value-type="string">
            <text:p text:style-name="P7">Occupation</text:p>
          </table:table-cell>
          <table:covered-table-cell/>
          <table:covered-table-cell/>
          <table:covered-table-cell/>
          <table:table-cell table:style-name="Table1.O1" table:number-rows-spanned="2" table:number-columns-spanned="8" office:value-type="string">
            <text:p text:style-name="P7">Employer’s Name, Address, Tel. No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O1" office:value-type="string">
            <text:p text:style-name="P10">Age at Adm.:</text:p>
            <text:p text:style-name="P10">(infant: month/Day)</text:p>
            <text:p text:style-name="P10"><text:placeholder text:placeholder-type="text">&lt;patient.age&gt;</text:placeholder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O1" table:number-columns-spanned="9" office:value-type="string">
            <text:p text:style-name="P7">Next of Ki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columns-spanned="5" office:value-type="string">
            <text:p text:style-name="P7">Relationship</text:p>
          </table:table-cell>
          <table:covered-table-cell/>
          <table:covered-table-cell/>
          <table:covered-table-cell/>
          <table:covered-table-cell/>
          <table:table-cell table:style-name="Table1.O1" table:number-columns-spanned="8" office:value-type="string">
            <text:p text:style-name="P7">Addres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columns-spanned="3" office:value-type="string">
            <text:p text:style-name="P7">Tele. No:</text:p>
          </table:table-cell>
          <table:covered-table-cell/>
          <table:covered-table-cell/>
        </table:table-row>
        <table:table-row table:style-name="Table1.2">
          <table:table-cell table:style-name="Table1.O1" table:number-columns-spanned="14" office:value-type="string">
            <text:p text:style-name="P7">Father’s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columns-spanned="11" office:value-type="string">
            <text:p text:style-name="P7">Mother’s Maiden Nam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O1" table:number-columns-spanned="4" office:value-type="string">
            <text:p text:style-name="P7">Referring Doctor</text:p>
          </table:table-cell>
          <table:covered-table-cell/>
          <table:covered-table-cell/>
          <table:covered-table-cell/>
          <table:table-cell table:style-name="Table1.O1" table:number-columns-spanned="10" office:value-type="string">
            <text:p text:style-name="P7">Consultant Specia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columns-spanned="6" office:value-type="string">
            <text:p text:style-name="P7">Specialit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O1" table:number-columns-spanned="5" office:value-type="string">
            <text:p text:style-name="P7">Transferred From/To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O1" table:number-columns-spanned="4" office:value-type="string">
            <text:p text:style-name="P7">Health Insurance Company</text:p>
          </table:table-cell>
          <table:covered-table-cell/>
          <table:covered-table-cell/>
          <table:covered-table-cell/>
          <table:table-cell table:style-name="Table1.O1" table:number-columns-spanned="10" office:value-type="string">
            <text:p text:style-name="P7">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columns-spanned="6" office:value-type="string">
            <text:p text:style-name="P7">Tel. N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O1" table:number-columns-spanned="5" office:value-type="string">
            <text:p text:style-name="P7">Policy No.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O1" table:number-columns-spanned="3" office:value-type="string">
            <text:p text:style-name="P8">Patient Status</text:p>
            <text:p text:style-name="P8">Public: <text:s text:c="9"/>Private:</text:p>
          </table:table-cell>
          <table:covered-table-cell/>
          <table:covered-table-cell/>
          <table:table-cell table:style-name="Table1.O1" table:number-columns-spanned="13" office:value-type="string">
            <text:p text:style-name="P7">Exempted From Payment of Hospital Fees</text:p>
            <text:p text:style-name="P7">Yes: <text:s text:c="27"/>N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columns-spanned="9" office:value-type="string">
            <text:p text:style-name="P7">Fees Receipt N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O1" table:number-columns-spanned="3" office:value-type="string">
            <text:p text:style-name="P7">Date of Admission:</text:p>
            <text:p text:style-name="P7"/>
          </table:table-cell>
          <table:covered-table-cell/>
          <table:covered-table-cell/>
          <table:table-cell table:style-name="Table1.O1" table:number-columns-spanned="2" office:value-type="string">
            <text:p text:style-name="P7">Time:</text:p>
          </table:table-cell>
          <table:covered-table-cell/>
          <table:table-cell table:style-name="Table1.O1" table:number-columns-spanned="9" office:value-type="string">
            <text:p text:style-name="P7">Attending Physici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columns-spanned="5" office:value-type="string">
            <text:p text:style-name="P7">Discharge Date</text:p>
          </table:table-cell>
          <table:covered-table-cell/>
          <table:covered-table-cell/>
          <table:covered-table-cell/>
          <table:covered-table-cell/>
          <table:table-cell table:style-name="Table1.O1" table:number-columns-spanned="2" office:value-type="string">
            <text:p text:style-name="P7">Time</text:p>
          </table:table-cell>
          <table:covered-table-cell/>
          <table:table-cell table:style-name="Table1.O1" table:number-columns-spanned="4" office:value-type="string">
            <text:p text:style-name="P7">Admission Clerk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O1" table:number-columns-spanned="25" office:value-type="string">
            <text:p text:style-name="P7">Provisional Diagno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O1" table:number-columns-spanned="21" office:value-type="string">
            <text:p text:style-name="P7">Final Diagnosis</text:p>
            <text:p text:style-name="P7"/>
            <text:p text:style-name="P7"/>
            <text:p text:style-name="P7"/>
            <text:p text:style-name="P7"/>
            <text:p text:style-name="P7"/>
            <text:p text:style-name="P7">Secondary Diagnosis or Complication</text:p>
            <text:p text:style-name="P7"/>
            <text:p text:style-name="P7"/>
            <text:p text:style-name="P7"/>
            <text:p text:style-name="P7"/>
            <text:p text:style-name="P7">Operation(s)</text:p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1" table:number-columns-spanned="4" office:value-type="string">
            <text:p text:style-name="P7"/>
            <text:p text:style-name="P7">ICD-10 Codes (All external causes of injury must be coded)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</table:table>
      <text:p text:style-name="P2"><text:soft-page-break/>Discharged Alive: <text:s text:c="5"/>Discharged Against medical Advice: <text:s text:c="2"/>Died-under 48hrs: <text:s text:c="3"/>over 48hrs: <text:s text:c="8"/>Autopsy Performed:</text:p>
      <text:p text:style-name="P2"/>
      <text:p text:style-name="P2">_____________________________________________________________________________Attending Physician 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ntarell" svg:font-family="Cantarell" style:font-pitch="variable"/>
    <style:font-face style:name="Ubuntu Light" svg:font-family="'Ubuntu Light'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JM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JM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4-09-22T22:16:24</meta:creation-date>
    <meta:editing-duration>P0D</meta:editing-duration>
    <meta:generator>LibreOffice/3.5$Linux_X86_64 LibreOffice_project/350m1$Build-2</meta:generator>
    <meta:document-statistic meta:table-count="1" meta:image-count="0" meta:object-count="0" meta:page-count="2" meta:paragraph-count="62" meta:word-count="175" meta:character-count="1800" meta:non-whitespace-character-count="1534"/>
    <meta:user-defined meta:name="AppVersion">2.6</meta:user-defined>
    <meta:user-defined meta:name="Company">Ministry of Health, Jamai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